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77d1" officeooo:paragraph-rsid="000716f9"/>
    </style:style>
    <style:style style:name="P2" style:family="paragraph" style:parent-style-name="Standard">
      <style:text-properties officeooo:rsid="000256c8" officeooo:paragraph-rsid="000256c8"/>
    </style:style>
    <style:style style:name="P3" style:family="paragraph" style:parent-style-name="Standard">
      <style:text-properties officeooo:rsid="000256c8" officeooo:paragraph-rsid="000716f9"/>
    </style:style>
    <style:style style:name="P4" style:family="paragraph" style:parent-style-name="Standard">
      <style:text-properties officeooo:rsid="00048d11" officeooo:paragraph-rsid="00048d11"/>
    </style:style>
    <style:style style:name="P5" style:family="paragraph" style:parent-style-name="Standard">
      <style:text-properties officeooo:rsid="00048d11" officeooo:paragraph-rsid="000716f9"/>
    </style:style>
    <style:style style:name="P6" style:family="paragraph" style:parent-style-name="Standard">
      <style:text-properties style:font-name="Liberation Serif" fo:font-size="12pt" officeooo:rsid="00048d11" officeooo:paragraph-rsid="00048d11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48d11" officeooo:paragraph-rsid="000716f9" style:font-size-asian="12pt" style:font-size-complex="12pt"/>
    </style:style>
    <style:style style:name="P8" style:family="paragraph" style:parent-style-name="Standard">
      <style:text-properties style:font-name="Liberation Serif" fo:font-size="12pt" officeooo:rsid="000716f9" officeooo:paragraph-rsid="000716f9" style:font-size-asian="12pt" style:font-size-complex="12pt"/>
    </style:style>
    <style:style style:name="P9" style:family="paragraph" style:parent-style-name="Standard">
      <style:text-properties style:font-name="Liberation Serif" fo:font-size="12pt" officeooo:rsid="0008ac3a" officeooo:paragraph-rsid="0008ac3a" style:font-size-asian="12pt" style:font-size-complex="12pt"/>
    </style:style>
    <style:style style:name="P10" style:family="paragraph" style:parent-style-name="Preformatted_20_Text">
      <style:text-properties officeooo:rsid="00048d11" officeooo:paragraph-rsid="00048d11"/>
    </style:style>
    <style:style style:name="P11" style:family="paragraph" style:parent-style-name="Preformatted_20_Text">
      <style:text-properties officeooo:rsid="00048d11" officeooo:paragraph-rsid="000716f9"/>
    </style:style>
    <style:style style:name="P12" style:family="paragraph" style:parent-style-name="Standard" style:list-style-name="L1">
      <style:text-properties officeooo:rsid="000066a4" officeooo:paragraph-rsid="000066a4"/>
    </style:style>
    <style:style style:name="P13" style:family="paragraph" style:parent-style-name="Standard" style:list-style-name="L1">
      <style:text-properties officeooo:rsid="000066a4" officeooo:paragraph-rsid="000716f9"/>
    </style:style>
    <style:style style:name="P14" style:family="paragraph" style:parent-style-name="Standard">
      <style:text-properties officeooo:rsid="000066a4" officeooo:paragraph-rsid="000066a4"/>
    </style:style>
    <style:style style:name="P15" style:family="paragraph" style:parent-style-name="Standard">
      <style:text-properties officeooo:rsid="000066a4" officeooo:paragraph-rsid="000f1e29"/>
    </style:style>
    <style:style style:name="P16" style:family="paragraph" style:parent-style-name="Standard" style:list-style-name="L1">
      <style:text-properties officeooo:rsid="000177d1" officeooo:paragraph-rsid="000177d1"/>
    </style:style>
    <style:style style:name="P17" style:family="paragraph" style:parent-style-name="Standard" style:list-style-name="L1">
      <style:text-properties officeooo:rsid="000177d1" officeooo:paragraph-rsid="000716f9"/>
    </style:style>
    <style:style style:name="P18" style:family="paragraph" style:parent-style-name="Standard">
      <style:text-properties officeooo:rsid="000177d1" officeooo:paragraph-rsid="000177d1"/>
    </style:style>
    <style:style style:name="P19" style:family="paragraph" style:parent-style-name="Standard">
      <style:text-properties officeooo:rsid="000177d1" officeooo:paragraph-rsid="000a1529"/>
    </style:style>
    <style:style style:name="P20" style:family="paragraph" style:parent-style-name="Standard" style:list-style-name="L2">
      <style:text-properties officeooo:rsid="000256c8" officeooo:paragraph-rsid="000256c8"/>
    </style:style>
    <style:style style:name="P21" style:family="paragraph" style:parent-style-name="Standard" style:list-style-name="L3">
      <style:text-properties officeooo:rsid="000256c8" officeooo:paragraph-rsid="000716f9"/>
    </style:style>
    <style:style style:name="P22" style:family="paragraph" style:parent-style-name="Standard">
      <style:text-properties style:font-name="Liberation Serif" fo:font-size="12pt" officeooo:rsid="00048d11" officeooo:paragraph-rsid="00048d11" style:font-size-asian="12pt" style:font-size-complex="12pt"/>
    </style:style>
    <style:style style:name="P23" style:family="paragraph" style:parent-style-name="Standard">
      <style:text-properties style:font-name="Liberation Serif" fo:font-size="12pt" officeooo:rsid="00048d11" officeooo:paragraph-rsid="000716f9" style:font-size-asian="12pt" style:font-size-complex="12pt"/>
    </style:style>
    <style:style style:name="P24" style:family="paragraph" style:parent-style-name="Standard">
      <style:text-properties style:font-name="Liberation Serif" fo:font-size="12pt" officeooo:rsid="000066a4" officeooo:paragraph-rsid="000a1529" style:font-size-asian="12pt" style:font-size-complex="12pt"/>
    </style:style>
    <style:style style:name="P25" style:family="paragraph" style:parent-style-name="Standard">
      <style:text-properties style:font-name="Liberation Serif" fo:font-size="12pt" officeooo:rsid="0008ac3a" officeooo:paragraph-rsid="000716f9" style:font-size-asian="12pt" style:font-size-complex="12pt"/>
    </style:style>
    <style:style style:name="P26" style:family="paragraph" style:parent-style-name="Standard">
      <style:text-properties officeooo:rsid="000a1529" officeooo:paragraph-rsid="000ff614"/>
    </style:style>
    <style:style style:name="P27" style:family="paragraph" style:parent-style-name="Standard">
      <style:text-properties fo:color="#ff00cc" officeooo:rsid="000716f9" officeooo:paragraph-rsid="000716f9"/>
    </style:style>
    <style:style style:name="P28" style:family="paragraph" style:parent-style-name="Standard">
      <style:text-properties fo:color="#ff00cc" officeooo:rsid="000a1529" officeooo:paragraph-rsid="000a1529"/>
    </style:style>
    <style:style style:name="P29" style:family="paragraph" style:parent-style-name="Standard">
      <style:text-properties fo:color="#ff00cc" style:font-name="Liberation Serif" fo:font-size="12pt" officeooo:rsid="000716f9" officeooo:paragraph-rsid="000716f9" style:font-size-asian="12pt" style:font-size-complex="12pt"/>
    </style:style>
    <style:style style:name="T1" style:family="text">
      <style:text-properties officeooo:rsid="000256c8"/>
    </style:style>
    <style:style style:name="T2" style:family="text">
      <style:text-properties fo:font-variant="normal" fo:text-transform="none" fo:color="#24292e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3" style:family="text">
      <style:text-properties officeooo:rsid="000716f9"/>
    </style:style>
    <style:style style:name="T4" style:family="text">
      <style:text-properties officeooo:rsid="000a1529"/>
    </style:style>
    <style:style style:name="T5" style:family="text">
      <style:text-properties fo:color="#000000"/>
    </style:style>
    <style:style style:name="T6" style:family="text">
      <style:text-properties fo:color="#000000" officeooo:rsid="000f1e29"/>
    </style:style>
    <style:style style:name="T7" style:family="text">
      <style:text-properties officeooo:rsid="000f1e29"/>
    </style:style>
    <style:style style:name="T8" style:family="text">
      <style:text-properties officeooo:rsid="000ff614"/>
    </style:style>
    <style:style style:name="T9" style:family="text">
      <style:text-properties style:font-name="Liberation Serif" fo:font-size="12pt" officeooo:rsid="000066a4" style:font-size-asian="12pt" style:font-size-complex="12pt"/>
    </style:style>
    <style:style style:name="T10" style:family="text">
      <style:text-properties style:font-name="Liberation Serif" fo:font-size="12pt" officeooo:rsid="000f1e29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UK</text:p>
      <text:p text:style-name="P28">Short description:</text:p>
      <text:p text:style-name="P14">Stay organised with Task Killer; the no excuses to-do app.</text:p>
      <text:p text:style-name="P14"/>
      <text:p text:style-name="P28">Long description:</text:p>
      <text:p text:style-name="P15"><text:span text:style-name="T5">Task Killer is super user friendly </text:span><text:span text:style-name="T6">and</text:span><text:span text:style-name="T5"> at the same time powerful enough to keep you productive. </text:span><text:span text:style-name="T4">Be a winner in every facet of your life. Use Task Killer as a shopping list, workout planner, homework organiser, project tracker and whatever else your busy life demands all at the same time.</text:span></text:p>
      <text:p text:style-name="P19"/>
      <text:list xml:id="list5277378896212746252" text:style-name="L1">
        <text:list-item>
          <text:p text:style-name="P12">Make your tasks more detailed with sub-tasks.</text:p>
        </text:list-item>
        <text:list-item>
          <text:p text:style-name="P12">Use notes to add more information to your tasks. </text:p>
        </text:list-item>
        <text:list-item>
          <text:p text:style-name="P16">Set due dates and get notifications on your device.</text:p>
        </text:list-item>
        <text:list-item>
          <text:p text:style-name="P16">Set up repeating due dates for your recurring tasks.</text:p>
        </text:list-item>
        <text:list-item>
          <text:p text:style-name="P16">Customise the look and feel <text:span text:style-name="T1">to better suit you.</text:span></text:p>
        </text:list-item>
      </text:list>
      <text:p text:style-name="P18"/>
      <text:p text:style-name="P19"/>
      <text:p text:style-name="P2">This app uses icons designed by the following authors from Flaticon:</text:p>
      <text:list xml:id="list6122960140621577730" text:style-name="L2">
        <text:list-item>
          <text:p text:style-name="P20">Freepik</text:p>
        </text:list-item>
        <text:list-item>
          <text:p text:style-name="P20">Smashicons</text:p>
        </text:list-item>
        <text:list-item>
          <text:p text:style-name="P20">Pixel Perfect</text:p>
        </text:list-item>
        <text:list-item>
          <text:p text:style-name="P20">Good Ware</text:p>
        </text:list-item>
        <text:list-item>
          <text:p text:style-name="P20">Surang</text:p>
        </text:list-item>
        <text:list-item>
          <text:p text:style-name="P20">Pixelmeetup</text:p>
        </text:list-item>
      </text:list>
      <text:p text:style-name="P2"/>
      <text:p text:style-name="P4">This application uses an Open Source component.</text:p>
      <text:p text:style-name="P10"><text:span text:style-name="Source_20_Text"><text:span text:style-name="T2">Copyright 2014-2017 QuadFlask</text:span></text:span></text:p>
      <text:p text:style-name="P6"><text:a xlink:type="simple" xlink:href="https://github.com/QuadFlask/colorpicker" text:style-name="Internet_20_link" text:visited-style-name="Visited_20_Internet_20_Link">https://github.com/QuadFlask/colorpicker</text:a></text:p>
      <text:p text:style-name="P6"/>
      <text:p text:style-name="P6"/>
      <text:p text:style-name="P6"/>
      <text:p text:style-name="P29">US</text:p>
      <text:p text:style-name="P28">Short description:</text:p>
      <text:p text:style-name="P24">Stay organi<text:span text:style-name="T8">z</text:span>ed with Task Killer; the no excuses to-do app. </text:p>
      <text:p text:style-name="P8"/>
      <text:p text:style-name="P28">Long description:</text:p>
      <text:p text:style-name="P26"><text:span text:style-name="T9">Task Killer is super user friendly </text:span><text:span text:style-name="T10">and</text:span><text:span text:style-name="T9"> at the same time powerful enough to keep you productive. </text:span>Be a winner in every facet of your life. Use Task Killer as a shopping list, workout planner, homework organi<text:span text:style-name="T8">z</text:span>er, project tracker and whatever else your busy life demands all at the same time.</text:p>
      <text:p text:style-name="P19"/>
      <text:list xml:id="list164952993858094" text:continue-list="list5277378896212746252" text:style-name="L1">
        <text:list-item>
          <text:p text:style-name="P13">Make your tasks more detailed with sub-tasks.</text:p>
        </text:list-item>
        <text:list-item>
          <text:p text:style-name="P13">Use notes to add more information to your tasks. </text:p>
        </text:list-item>
        <text:list-item>
          <text:p text:style-name="P17">Set due dates and get notifications on your device.</text:p>
        </text:list-item>
        <text:list-item>
          <text:p text:style-name="P17">Set up repeating due dates for your recurring tasks.</text:p>
        </text:list-item>
        <text:list-item>
          <text:p text:style-name="P17">Customi<text:span text:style-name="T3">z</text:span>e the look and feel <text:span text:style-name="T1">to better suit you.</text:span></text:p>
        </text:list-item>
      </text:list>
      <text:p text:style-name="P1"/>
      <text:p text:style-name="P3">This app uses icons designed by the following authors from Flaticon:</text:p>
      <text:list xml:id="list1371302116706933725" text:style-name="L3">
        <text:list-item>
          <text:p text:style-name="P21">Freepik</text:p>
        </text:list-item>
        <text:list-item>
          <text:p text:style-name="P21">Smashicons</text:p>
        </text:list-item>
        <text:list-item>
          <text:p text:style-name="P21"><text:soft-page-break/>Pixel Perfect</text:p>
        </text:list-item>
        <text:list-item>
          <text:p text:style-name="P21">Good Ware</text:p>
        </text:list-item>
        <text:list-item>
          <text:p text:style-name="P21">Surang</text:p>
        </text:list-item>
        <text:list-item>
          <text:p text:style-name="P21">Pixelmeetup</text:p>
        </text:list-item>
      </text:list>
      <text:p text:style-name="P3"/>
      <text:p text:style-name="P5">This application uses an Open Source component.</text:p>
      <text:p text:style-name="P11"><text:span text:style-name="Source_20_Text"><text:span text:style-name="T2">Copyright 2014-2017 QuadFlask</text:span></text:span></text:p>
      <text:p text:style-name="P7"><text:a xlink:type="simple" xlink:href="https://github.com/QuadFlask/colorpicker" text:style-name="Internet_20_link" text:visited-style-name="Visited_20_Internet_20_Link">https://github.com/QuadFlask/colorpicker</text:a></text:p>
      <text:p text:style-name="P7"/>
      <text:p text:style-name="P7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2:25:36.106000000</meta:creation-date>
    <dc:date>2018-10-13T16:49:52.677000000</dc:date>
    <meta:editing-duration>PT1H38M28S</meta:editing-duration>
    <meta:editing-cycles>11</meta:editing-cycles>
    <meta:generator>LibreOffice/5.2.5.1$Windows_X86_64 LibreOffice_project/0312e1a284a7d50ca85a365c316c7abbf20a4d22</meta:generator>
    <meta:document-statistic meta:table-count="0" meta:image-count="0" meta:object-count="0" meta:page-count="2" meta:paragraph-count="40" meta:word-count="300" meta:character-count="1757" meta:non-whitespace-character-count="1516"/>
  </office:meta>
</office:document-meta>
</file>